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objectwithoutfill">
      <style:graphic-properties draw:stroke="none" draw:fill="none" fo:min-height="0.47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2.8cm" svg:height="1.3cm" svg:x="8.9cm" svg:y="23.4cm">
          <text:p text:style-name="P1"><text:span text:style-name="T1">Mor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2.8cm" svg:height="1.3cm" svg:x="9.9cm" svg:y="13.6cm">
          <text:p text:style-name="P1"><text:span text:style-name="T1">Jou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2.8cm" svg:height="1.3cm" svg:x="15cm" svg:y="13.5cm">
          <text:p text:style-name="P1"><text:span text:style-name="T1">Non jou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18.1cm" svg:height="16cm" svg:x="1.2cm" svg:y="3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0.25cm" svg:y1="19.3cm" svg:x2="10.3cm" svg:y2="23.4cm" draw:start-shape="id1" draw:start-glue-point="2" draw:end-shape="id2" draw:end-glue-point="0" svg:d="m10250 19300 50 4100" svg:viewBox="0 0 51 4101">
          <text:p text:style-name="P1">[vie == 0]</text:p>
        </draw:connector>
        <draw:connector draw:style-name="gr3" draw:text-style-name="P3" draw:layer="layout" svg:x1="11.3cm" svg:y1="13.6cm" svg:x2="16.4cm" svg:y2="13.5cm" draw:start-shape="id3" draw:start-glue-point="0" draw:end-shape="id4" svg:d="m11300 13600v-601h5100v501" svg:viewBox="0 0 5101 602">
          <text:p text:style-name="P1"><text:span text:style-name="T3"/></text:p>
        </draw:connector>
        <draw:custom-shape draw:style-name="gr2" draw:text-style-name="P1" xml:id="id5" draw:id="id5" draw:layer="layout" svg:width="8.6cm" svg:height="6.2cm" svg:x="9.6cm" svg:y="10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2.8cm" svg:height="1.3cm" svg:x="1.8cm" svg:y="11.6cm">
          <text:p text:style-name="P1"><text:span text:style-name="T1">Tour adver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3.9cm" svg:y1="10.2cm" svg:x2="3.2cm" svg:y2="11.6cm" draw:start-shape="id5" draw:start-glue-point="0" draw:end-shape="id6" draw:end-glue-point="0" svg:d="m13900 10200v-501h-10700v1901" svg:viewBox="0 0 10701 1902">
          <text:p/>
        </draw:connector>
        <draw:connector draw:style-name="gr4" draw:text-style-name="P1" draw:layer="layout" svg:x1="3.2cm" svg:y1="12.9cm" svg:x2="13.9cm" svg:y2="16.4cm" draw:start-shape="id6" draw:start-glue-point="2" draw:end-shape="id5" draw:end-glue-point="2" svg:d="m3200 12900v4002h10700v-502" svg:viewBox="0 0 10701 4003">
          <text:p/>
        </draw:connector>
        <draw:frame draw:style-name="gr5" draw:text-style-name="P4" draw:layer="layout" svg:width="9.5cm" svg:height="0.85cm" svg:x="3.3cm" svg:y="9.1cm">
          <draw:text-box>
            <text:p><text:span text:style-name="T2">Clic sur « fin tour » ou joueur.nbUnitesJouables() == 0 </text:span></text:p>
          </draw:text-box>
        </draw:frame>
        <draw:frame draw:style-name="gr6" draw:layer="layout" svg:width="3.609cm" svg:height="0.645cm" svg:x="3.2cm" svg:y="17.5cm">
          <draw:text-box>
            <text:p><text:span text:style-name="T2">joueur.passerMain()</text:span></text:p>
          </draw:text-box>
        </draw:frame>
        <draw:custom-shape draw:style-name="gr7" draw:text-style-name="P1" xml:id="id7" draw:id="id7" draw:layer="layout" svg:width="0.5cm" svg:height="0.5cm" svg:x="11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1.25cm" svg:y1="15.5cm" svg:x2="11.3cm" svg:y2="14.9cm" draw:start-shape="id7" draw:start-glue-point="4" draw:end-shape="id3" draw:end-glue-point="2" svg:d="m11250 15500v-299h50v-301" svg:viewBox="0 0 51 601">
          <text:p/>
        </draw:connector>
        <draw:custom-shape draw:style-name="gr7" draw:text-style-name="P1" xml:id="id9" draw:id="id9" draw:layer="layout" svg:width="0.5cm" svg:height="0.5cm" svg:x="9.9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8" draw:id="id8" draw:layer="layout" svg:width="0.5cm" svg:height="0.5cm" svg:x="9.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9.9cm" svg:y1="6.45cm" svg:x2="1.8cm" svg:y2="12.25cm" draw:start-shape="id8" draw:start-glue-point="6" draw:end-shape="id6" draw:end-glue-point="3" svg:d="m9900 6450h-8601v5800h501" svg:viewBox="0 0 8602 5801">
          <text:p/>
        </draw:connector>
        <draw:connector draw:style-name="gr4" draw:text-style-name="P1" draw:layer="layout" svg:x1="10.4cm" svg:y1="6.45cm" svg:x2="18.2cm" svg:y2="13.3cm" draw:start-shape="id8" draw:start-glue-point="10" draw:end-shape="id5" draw:end-glue-point="1" svg:d="m10400 6450h8302v6850h-502" svg:viewBox="0 0 8303 6851">
          <text:p/>
        </draw:connector>
        <draw:connector draw:style-name="gr4" draw:text-style-name="P1" draw:layer="layout" svg:x1="10.15cm" svg:y1="5.1cm" svg:x2="10.15cm" svg:y2="6.2cm" draw:start-shape="id9" draw:start-glue-point="8" draw:end-shape="id8" draw:end-glue-point="4" svg:d="m10150 5100v1100" svg:viewBox="0 0 1 1101">
          <text:p/>
        </draw:connector>
        <draw:frame draw:style-name="gr6" draw:layer="layout" svg:width="3.58cm" svg:height="0.645cm" svg:x="2.567cm" svg:y="6.555cm">
          <draw:text-box>
            <text:p><text:span text:style-name="T2">[ ! <text:s/>joueur.Premier ] </text:span></text:p>
          </draw:text-box>
        </draw:frame>
        <draw:frame draw:style-name="gr6" draw:layer="layout" svg:width="3.279cm" svg:height="0.645cm" svg:x="11.468cm" svg:y="6.656cm">
          <draw:text-box>
            <text:p><text:span text:style-name="T2">[ joueur.Premier ] </text:span></text:p>
          </draw:text-box>
        </draw:frame>
        <draw:custom-shape draw:style-name="gr7" draw:text-style-name="P1" xml:id="id10" draw:id="id10" draw:layer="layout" svg:width="0.5cm" svg:height="0.5cm" svg:x="9.9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0.15cm" svg:y1="2.1cm" svg:x2="10.25cm" svg:y2="3.3cm" draw:start-shape="id10" draw:start-glue-point="8" draw:end-shape="id1" draw:end-glue-point="0" svg:d="m10150 2100v601h100v599" svg:viewBox="0 0 101 1201">
          <text:p/>
        </draw:connector>
        <draw:custom-shape draw:style-name="gr7" draw:text-style-name="P1" draw:layer="layout" svg:width="0.5cm" svg:height="0.5cm" svg:x="10.1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0.9cm" svg:height="0.9cm" svg:x="9.9cm" svg:y="2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0.3cm" svg:y1="24.7cm" svg:x2="10.35cm" svg:y2="25.6cm" draw:start-shape="id2" draw:start-glue-point="2" draw:end-shape="id11" draw:end-glue-point="4" svg:d="m10300 24700v451h50v449" svg:viewBox="0 0 51 901">
          <text:p/>
        </draw:connector>
        <draw:frame draw:style-name="gr8" draw:text-style-name="P1" draw:layer="layout" svg:width="7.622cm" svg:height="0.726cm" svg:x="10.278cm" svg:y="12.274cm">
          <draw:text-box>
            <text:p text:style-name="P1"><text:span text:style-name="T3">[deplacement == 0 ou touche espace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wendal </meta:initial-creator>
    <meta:creation-date>2013-11-13T21:37:27</meta:creation-date>
    <dc:date>2013-11-17T17:15:27.529000000</dc:date>
    <meta:editing-duration>PT1H30M6S</meta:editing-duration>
    <meta:editing-cycles>13</meta:editing-cycles>
    <meta:generator>LibreOffice/4.1.3.2$Windows_x86 LibreOffice_project/70feb7d99726f064edab4605a8ab840c50ec57a</meta:generator>
    <meta:document-statistic meta:object-count="27"/>
  </office:meta>
</office:document-meta>
</file>